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7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6"/>
    <style:style style:name="ce3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aHour</text:p>
          </table:table-cell>
          <table:table-cell office:value-type="string" calcext:value-type="string">
            <text:p>Ramin</text:p>
          </table:table-cell>
          <table:table-cell office:value-type="string" calcext:value-type="string">
            <text:p>RASec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Deg</text:p>
          </table:table-cell>
          <table:table-cell office:value-type="string" calcext:value-type="string">
            <text:p>DecMin</text:p>
          </table:table-cell>
          <table:table-cell office:value-type="string" calcext:value-type="string">
            <text:p>DecSec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NGC02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0:42:44.35</text:p>
          </table:table-cell>
          <table:table-cell office:value-type="string" calcext:value-type="string">
            <text:p>+41:16:08.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.6" calcext:value-type="float">
            <text:p>8.6</text:p>
          </table:table-cell>
          <table:table-cell table:formula="of:=([.G2]+([.H2]/60)+([.I2]/3600))*15" office:value-type="float" office:value="10.5358333333333" calcext:value-type="float">
            <text:p>10.535833333333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.6</text:p>
          </table:table-cell>
          <table:table-cell table:formula="of:=[.K2]+([.L2]/60)+([.M2]/3600)" office:value-type="float" office:value="41.2690555555556" calcext:value-type="float">
            <text:p>41.2690555555556</text:p>
          </table:table-cell>
        </table:table-row>
        <table:table-row table:style-name="ro1">
          <table:table-cell office:value-type="string" calcext:value-type="string">
            <text:p>NGC2632</text:p>
          </table:table-cell>
          <table:table-cell office:value-type="string" calcext:value-type="string">
            <text:p>OCl</text:p>
          </table:table-cell>
          <table:table-cell office:value-type="string" calcext:value-type="string">
            <text:p>08:40:22.20</text:p>
          </table:table-cell>
          <table:table-cell office:value-type="string" calcext:value-type="string">
            <text:p>+19:40:19.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9.4" calcext:value-type="float">
            <text:p>19.4</text:p>
          </table:table-cell>
          <table:table-cell table:formula="of:=([.G3]+([.H3]/60)+([.I3]/3600))*15" office:value-type="float" office:value="130.080833333333" calcext:value-type="float">
            <text:p>130.08083333333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.4" calcext:value-type="float">
            <text:p>19.4</text:p>
          </table:table-cell>
          <table:table-cell table:formula="of:=[.K3]+([.L3]/60)+([.M3]/3600)" office:value-type="float" office:value="19.6720555555556" calcext:value-type="float">
            <text:p>19.6720555555556</text:p>
          </table:table-cell>
        </table:table-row>
        <table:table-row table:style-name="ro1">
          <table:table-cell office:value-type="string" calcext:value-type="string">
            <text:p>NGC6205</text:p>
          </table:table-cell>
          <table:table-cell office:value-type="string" calcext:value-type="string">
            <text:p>GCl</text:p>
          </table:table-cell>
          <table:table-cell office:value-type="string" calcext:value-type="string">
            <text:p>16:41:41.63</text:p>
          </table:table-cell>
          <table:table-cell office:value-type="string" calcext:value-type="string">
            <text:p>+36:27:4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0.7" calcext:value-type="float">
            <text:p>40.7</text:p>
          </table:table-cell>
          <table:table-cell table:formula="of:=([.G4]+([.H4]/60)+([.I4]/3600))*15" office:value-type="float" office:value="250.419583333333" calcext:value-type="float">
            <text:p>250.4195833333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0.7" calcext:value-type="float">
            <text:p>40.7</text:p>
          </table:table-cell>
          <table:table-cell table:formula="of:=[.K4]+([.L4]/60)+([.M4]/3600)" office:value-type="float" office:value="36.4613055555556" calcext:value-type="float">
            <text:p>36.4613055555556</text:p>
          </table:table-cell>
        </table:table-row>
        <table:table-row table:style-name="ro1">
          <table:table-cell office:value-type="string" calcext:value-type="string">
            <text:p>NGC5272</text:p>
          </table:table-cell>
          <table:table-cell office:value-type="string" calcext:value-type="string">
            <text:p>GCl</text:p>
          </table:table-cell>
          <table:table-cell office:value-type="string" calcext:value-type="string">
            <text:p>13:42:11.23</text:p>
          </table:table-cell>
          <table:table-cell office:value-type="string" calcext:value-type="string">
            <text:p>+28:22:31.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1.6" calcext:value-type="float">
            <text:p>31.6</text:p>
          </table:table-cell>
          <table:table-cell table:formula="of:=([.G5]+([.H5]/60)+([.I5]/3600))*15" office:value-type="float" office:value="205.631666666667" calcext:value-type="float">
            <text:p>205.63166666666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.6" calcext:value-type="float">
            <text:p>31.6</text:p>
          </table:table-cell>
          <table:table-cell table:formula="of:=[.K5]+([.L5]/60)+([.M5]/3600)" office:value-type="float" office:value="28.3754444444444" calcext:value-type="float">
            <text:p>28.3754444444444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/>
          <table:table-cell table:style-name="ce2" office:value-type="time" office:time-value="PT07H13M12.55S" calcext:value-type="time">
            <text:p>07:13:12.55</text:p>
          </table:table-cell>
          <table:table-cell table:style-name="ce2" office:value-type="time" office:time-value="PT26H19M52.7S" calcext:value-type="time">
            <text:p>26:19:52.7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.55" calcext:value-type="float">
            <text:p>12.55</text:p>
          </table:table-cell>
          <table:table-cell table:formula="of:=([.G6]+([.H6]/60)+([.I6]/3600))*15" office:value-type="float" office:value="108.302291666667" calcext:value-type="float">
            <text:p>108.30229166666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2.7" calcext:value-type="float">
            <text:p>52.7</text:p>
          </table:table-cell>
          <table:table-cell table:formula="of:=[.K6]+([.L6]/60)+([.M6]/3600)" office:value-type="float" office:value="26.3313055555556" calcext:value-type="float">
            <text:p>26.3313055555556</text:p>
          </table:table-cell>
        </table:table-row>
        <table:table-row table:style-name="ro1">
          <table:table-cell office:value-type="string" calcext:value-type="string">
            <text:p>NGC598</text:p>
          </table:table-cell>
          <table:table-cell office:value-type="string" calcext:value-type="string">
            <text:p>G</text:p>
          </table:table-cell>
          <table:table-cell table:style-name="ce2" office:value-type="time" office:time-value="PT01H35M19.9S" calcext:value-type="time">
            <text:p>01:35:19.90</text:p>
          </table:table-cell>
          <table:table-cell table:style-name="ce3" office:value-type="time" office:time-value="PT30H47M48S" calcext:value-type="time">
            <text:p>30:47:4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9.9" calcext:value-type="float">
            <text:p>19.9</text:p>
          </table:table-cell>
          <table:table-cell table:formula="of:=([.G7]+([.H7]/60)+([.I7]/3600))*15" office:value-type="float" office:value="23.8329166666667" calcext:value-type="float">
            <text:p>23.832916666666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K7]+([.L7]/60)+([.M7]/3600)" office:value-type="float" office:value="30.7966666666667" calcext:value-type="float">
            <text:p>30.79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6T17:57:20.162897184</meta:creation-date>
    <dc:date>2025-12-06T18:53:10.566742084</dc:date>
    <meta:editing-duration>PT45M9S</meta:editing-duration>
    <meta:editing-cycles>3</meta:editing-cycles>
    <meta:generator>LibreOffice/7.3.7.2$Linux_X86_64 LibreOffice_project/30$Build-2</meta:generator>
    <meta:document-statistic meta:table-count="1" meta:cell-count="89" meta:object-count="0"/>
  </office:meta>
</office:document-meta>
</file>